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orphans="2" fo:widows="2"/>
    </style:style>
    <style:style style:name="P3" style:family="paragraph" style:parent-style-name="Standard">
      <style:text-properties fo:color="#000000"/>
    </style:style>
    <style:style style:name="P4" style:family="paragraph" style:parent-style-name="Standard">
      <style:paragraph-properties fo:orphans="2" fo:widows="2"/>
      <style:text-properties fo:color="#000000"/>
    </style:style>
    <style:style style:name="P5" style:family="paragraph" style:parent-style-name="Standard">
      <style:paragraph-properties fo:text-align="start" style:justify-single-word="false" fo:orphans="2" fo:widows="2"/>
      <style:text-properties fo:font-size="10pt" style:font-size-asian="10pt" style:font-size-complex="10pt"/>
    </style:style>
    <style:style style:name="P6" style:family="paragraph" style:parent-style-name="Standard">
      <style:paragraph-properties fo:orphans="2" fo:widows="2"/>
      <style:text-properties fo:font-size="10pt" style:font-size-asian="10pt" style:font-size-complex="10pt"/>
    </style:style>
    <style:style style:name="P7" style:family="paragraph" style:parent-style-name="Standard">
      <style:text-properties fo:font-weight="bold" style:font-weight-asian="bold"/>
    </style:style>
    <style:style style:name="P8" style:family="paragraph" style:parent-style-name="Standard">
      <style:paragraph-properties fo:orphans="2" fo:widows="2"/>
      <style:text-properties fo:font-weight="bold" style:font-weight-asian="bold"/>
    </style:style>
    <style:style style:name="P9" style:family="paragraph" style:parent-style-name="Standard">
      <style:paragraph-properties fo:text-align="start" style:justify-single-word="false" fo:orphans="2" fo:widows="2"/>
      <style:text-properties fo:font-weight="bold" style:font-weight-asian="bold"/>
    </style:style>
    <style:style style:name="P10" style:family="paragraph" style:parent-style-name="Standard">
      <style:paragraph-properties fo:text-align="start" style:justify-single-word="false" fo:orphans="2" fo:widows="2"/>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orphans="2" fo:widows="2"/>
      <style:text-properties style:text-underline-style="solid" style:text-underline-width="auto" style:text-underline-color="font-color"/>
    </style:style>
    <style:style style:name="P13" style:family="paragraph" style:parent-style-name="Standard" style:list-style-name="WWNum3">
      <style:paragraph-properties fo:margin-left="0.5in" fo:margin-right="0in" fo:orphans="2" fo:widows="2" fo:text-indent="-0.25in" style:auto-text-indent="false"/>
    </style:style>
    <style:style style:name="P14" style:family="paragraph" style:parent-style-name="Standard" style:list-style-name="WWNum2">
      <style:paragraph-properties fo:margin-left="0.5in" fo:margin-right="0in" fo:orphans="2" fo:widows="2" fo:text-indent="-0.25in" style:auto-text-indent="false"/>
    </style:style>
    <style:style style:name="P15" style:family="paragraph" style:parent-style-name="Standard" style:list-style-name="WWNum4">
      <style:paragraph-properties fo:margin-left="0.5in" fo:margin-right="0in" fo:orphans="2" fo:widows="2" fo:text-indent="-0.25in" style:auto-text-indent="false"/>
    </style:style>
    <style:style style:name="P16" style:family="paragraph" style:parent-style-name="Standard" style:list-style-name="WWNum5">
      <style:paragraph-properties fo:margin-left="0.5in" fo:margin-right="0in" fo:orphans="2" fo:widows="2" fo:text-indent="-0.25in" style:auto-text-indent="false"/>
    </style:style>
    <style:style style:name="P17" style:family="paragraph" style:parent-style-name="Standard" style:list-style-name="WWNum1">
      <style:paragraph-properties fo:margin-left="0.5in" fo:margin-right="0in" fo:orphans="2" fo:widows="2" fo:text-indent="-0.25in" style:auto-text-indent="false"/>
    </style:style>
    <style:style style:name="P18" style:family="paragraph" style:parent-style-name="Standard" style:list-style-name="WWNum5">
      <style:paragraph-properties fo:margin-left="0.5in" fo:margin-right="0in" fo:text-align="start" style:justify-single-word="false" fo:orphans="2" fo:widows="2" fo:text-indent="-0.25in" style:auto-text-indent="false"/>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0" style:family="paragraph" style:parent-style-name="Standard">
      <style:paragraph-properties fo:margin-left="0.5in" fo:margin-right="0in" fo:orphans="2" fo:widows="2" fo:text-indent="0in" style:auto-text-indent="false"/>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top="0in" fo:margin-bottom="0.1665in" loext:contextual-spacing="false" fo:line-height="100%" fo:text-align="start" style:justify-single-word="false" fo:orphans="2" fo:widows="2"/>
    </style:style>
    <style:style style:name="P23" style:family="paragraph" style:parent-style-name="Standard"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text-line-through-style="solid" style:text-line-through-type="single"/>
    </style:style>
    <style:style style:name="T9" style:family="text">
      <style:text-properties fo:font-size="10pt" style:font-size-asian="10pt" style:font-size-complex="10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posal for special issue of <text:span text:style-name="T1">DHQ</text:span></text:p>
      <text:p text:style-name="P1"/>
      <text:p text:style-name="Standard"><text:span text:style-name="T2">Special Issue Title</text:span></text:p>
      <text:p text:style-name="Standard">Pr<text:span text:style-name="T3">oject Resiliency in the Digital Humanities</text:span></text:p>
      <text:p text:style-name="Standard"/>
      <text:p text:style-name="Standard"><text:span text:style-name="T4">Guest editors</text:span></text:p>
      <text:p text:style-name="Standard">Martin Holmes, Programmer, Humanities Computing and Media Centre, U of Victoria</text:p>
      <text:p text:style-name="Standard">J. Matthew Huculak, Digital Scholarship Librarian, U of Victoria</text:p>
      <text:p text:style-name="Standard">Janelle Jenstad, Associate Professor, English, U of Victoria</text:p>
      <text:p text:style-name="Standard"/>
      <text:p text:style-name="Standard"><text:span text:style-name="T2">Contact Information</text:span></text:p>
      <text:p text:style-name="Standard">Martin Holmes: mholmes@uvic.ca</text:p>
      <text:p text:style-name="Standard">J. Matthew Huculak: jhuculak@uvic.ca</text:p>
      <text:p text:style-name="Standard">Janelle Jenstad: jenstad@uvic.ca</text:p>
      <text:p text:style-name="Standard"/>
      <text:p text:style-name="Standard"><text:span text:style-name="T2">Rationale</text:span></text:p>
      <text:p text:style-name="P2">The digital humanities are facing an urgent problem: <text:span text:style-name="T3">experts warn of a new “digital dark age” as our ability to produce digital content continues to outpace our capacity to preserve and access on-line resources for the long term. Awareness of the challenge of preserving and future-proofing these digital projects—many based on boutique technologies and customized code—is growing across the DH landscape, but to date more literature has been devoted to identifying the problem than to solving it. </text:span><text:span text:style-name="T4">What are the key obstacles to ending and archiving digital projects? What practical strategies can be provided for addressing these questions?</text:span><text:span text:style-name="T3"> </text:span></text:p>
      <text:p text:style-name="P3"/>
      <text:p text:style-name="P2"><text:span text:style-name="T3">Our multidisciplinary team, known as “Project Endings,” was created at the University of Victoria in 201</text:span>6<text:span text:style-name="T3"> with support from the Social Sci</text:span>ences and Humanities Research Council of Canada.<text:span text:style-name="T3"> Our goal is to assist anyone thinking of beginning a digital project</text:span> as well as<text:span text:style-name="T3"> </text:span>those<text:span text:style-name="T3"> already involved in</text:span> DH<text:span text:style-name="T3"> who need</text:span> help with <text:span text:style-name="T3">ending and archiving. In late 2017, we disseminated an online, multiple-choice survey in order to enlarge and update our perspective on the preservation challenge, and as a form of outreach to the digital humanities and social sciences community. The 128 responses revealed that a number of problems tended to crop up repeatedly. In the spring and summer of 2018, we followed up with 25 hour-long Skype interviews with a subset of experienced digital researchers from among the respondents to the online survey, further deepening our understanding of the obstacles to long-term digital preservation. </text:span></text:p>
      <text:p text:style-name="P5"/>
      <text:p text:style-name="P2"><text:bookmark text:name="_gjdgxs"/><text:soft-page-break/><text:span text:style-name="T3">From among these interviewees we selected eight colleagues who demonstrated strong engagement with different aspects of the digital preservation challenge. </text:span>They have agreed <text:span text:style-name="T3">to contribute to the special issue in the areas </text:span>indicated below. In order to guarantee the coherence of the special issue, a symposium will take place in Victoria on April 16 and 17, 2020 during which each invitee will lead an hour-long conversation on their chosen topic. The nine members of the Project Endings team and our two research assistants will participate in the discussion, which will be recorded to aid the authors in linking their contributions to those of the other discussants.</text:p>
      <text:p text:style-name="P2"/>
      <text:p text:style-name="P2"><text:bookmark text:name="_gjdgxs1"/>Our research has shown that obstacles to project sustainability fall into two basic categories: (1) technical challenges and (2) human fallibility. The special issue will address both via the following materials:</text:p>
      <text:p text:style-name="P2"><text:bookmark text:name="_tzrvgckgn8wg"/></text:p>
      <text:p text:style-name="P2"><text:span text:style-name="T4">Number and genre of materials</text:span></text:p>
      <text:list xml:id="list597287615" text:style-name="WWNum3">
        <text:list-item>
          <text:p text:style-name="P13">An introductory essay </text:p>
        </text:list-item>
        <text:list-item>
          <text:p text:style-name="P13">Eight “issues” pieces</text:p>
        </text:list-item>
        <text:list-item>
          <text:p text:style-name="P13">A substantial article on technical solutions to long-term preservation</text:p>
        </text:list-item>
        <text:list-item>
          <text:p text:style-name="P13">A research report</text:p>
        </text:list-item>
        <text:list-item>
          <text:p text:style-name="P13">An annotated bibliography</text:p>
        </text:list-item>
      </text:list>
      <text:p text:style-name="P4"/>
      <text:p text:style-name="P2"><text:span text:style-name="T4">Titles and authors</text:span></text:p>
      <text:p text:style-name="P8"/>
      <text:p text:style-name="P2"><text:span text:style-name="T7">Introductory Essay</text:span></text:p>
      <text:list xml:id="list3673178080" text:style-name="WWNum2">
        <text:list-item>
          <text:p text:style-name="P14">“Project Resiliency in the Digital Humanities” (Janelle Jenstad and J. Matthew Huculak, U of Victoria)</text:p>
        </text:list-item>
      </text:list>
      <text:p text:style-name="P19"/>
      <text:p text:style-name="P2"><text:span text:style-name="T5">Issues in Digital Humanities</text:span></text:p>
      <text:list xml:id="list2139372498" text:style-name="WWNum5">
        <text:list-item>
          <text:p text:style-name="P18">“The Danger of Disappearance” (Sara Diamond, OCAD University)</text:p>
        </text:list-item>
        <text:list-item>
          <text:p text:style-name="P18">“Digital Preservation in the Academy: Obstacles and Affordances” (Claire Battershill, Simon Fraser University)</text:p>
        </text:list-item>
        <text:list-item>
          <text:p text:style-name="P18">“Team Building and Collaboration in the Digital Humanities” <text:s/>(James McGrath, Brown University)</text:p>
        </text:list-item>
        <text:list-item>
          <text:p text:style-name="P18">“Documentation, an Essential Component of Digital Preservation” (Jan Marontate, Simon Fraser University)</text:p>
        </text:list-item>
        <text:list-item>
          <text:p text:style-name="P18"><text:soft-page-break/>“Follow the Money” (Jessica Otis, George Mason University)</text:p>
        </text:list-item>
        <text:list-item>
          <text:p text:style-name="P18">“Institutions and Research Infrastructure” (Nicholas Thieberger, U of Melbourne)</text:p>
        </text:list-item>
        <text:list-item>
          <text:p text:style-name="P18"><text:span text:style-name="T3">“Data Preparation: Striving to Balance Sustainability and Innovation” (Constance Crompton, U of Ottawa)</text:span></text:p>
        </text:list-item>
        <text:list-item>
          <text:p text:style-name="P18"><text:span text:style-name="T3">“Adventures in Hosting and Storage” (James Cummings, Newcastle University, UK)</text:span></text:p>
        </text:list-item>
      </text:list>
      <text:p text:style-name="P10"/>
      <text:p text:style-name="P10"><text:span text:style-name="T7">Article</text:span></text:p>
      <text:list xml:id="list3454082181" text:style-name="WWNum4">
        <text:list-item>
          <text:p text:style-name="P15">“Future-Proof Digital Editions: A Practical Guide” (Martin Holmes and Joseph Takeda; U of Victoria and U of British Columbia)</text:p>
        </text:list-item>
      </text:list>
      <text:p text:style-name="P20"/>
      <text:p text:style-name="P21"><text:span text:style-name="T7">Research Report</text:span></text:p>
      <text:list xml:id="list142008838999615" text:continue-list="list2139372498" text:style-name="WWNum5">
        <text:list-item>
          <text:p text:style-name="P16">“The Project Endings Interviews” (Emily Comeau, U of Victoria)</text:p>
        </text:list-item>
      </text:list>
      <text:p text:style-name="P2"/>
      <text:p text:style-name="P2"><text:span text:style-name="T7">Annotated Bibliography</text:span></text:p>
      <text:list xml:id="list4182799166" text:style-name="WWNum1">
        <text:list-item>
          <text:p text:style-name="P17">Martin Holmes, J. Matthew Huculak, and Janelle Jenstad</text:p>
        </text:list-item>
      </text:list>
      <text:p text:style-name="P2"/>
      <text:p text:style-name="Standard"><text:span text:style-name="T2">Anticipated submission date to the DHQ portal (after first review by guest editors): November 30, 2020</text:span></text:p>
      <text:p text:style-name="P7"/>
      <text:p text:style-name="Standard"><text:span text:style-name="T2">ABSTRACTS</text:span></text:p>
      <text:p text:style-name="P12"/>
      <text:p text:style-name="P2"><text:span text:style-name="T7">Introductory essay</text:span></text:p>
      <text:p text:style-name="P8"/>
      <text:p text:style-name="P2"><text:span text:style-name="T2">Janelle Jenstad and J. Matthew Huculak</text:span>, “The State of Ending and Archiving” </text:p>
      <text:p text:style-name="P2"><text:soft-page-break/></text:p>
      <text:p text:style-name="P21">The introduction to the special issue explains the Endings Project as a whole, situates the project within the fields of digital humanities and digital preservation, describes how the Symposium was convened, and introduces the essays. The introduction positions the special issue as a successor to the 2009 special issue, “Done: Finishing Projects in the Digital Humanities”, and to Rockwell <text:span text:style-name="T1">et al</text:span>’s 2014 essay, “Burying Dead Projects,” but also cites a robust body of literature on the problem of ending and archiving digital projects.</text:p>
      <text:p text:style-name="P2"/>
      <text:p text:style-name="P2"><text:span text:style-name="T7">Issues in Digital Humanities</text:span></text:p>
      <text:p text:style-name="P2"/>
      <text:p text:style-name="P10"><text:span text:style-name="T2">Sara Diamond</text:span>, “The Danger of Disappearance”</text:p>
      <text:p text:style-name="P10"> </text:p>
      <text:p text:style-name="P2">What happens—or can happen—when, after creating online resources, institutional leadership changes, archival web sites are taken down through redesign or rebranding? This may happen with non-traditional collectors or large institutions.  What are the rights of the institution versus those who created, recorded, and prepared the material for display? What are the rights of funders, and the general public? What special challenges can develop if vulnerable populations are involved, for example, Indigenous groups concerned with cultural preservation, or students whose career prospects are potentially damaged when access to material they helped create disappears? What are the best practices to ensure that the rights of all involved are protected? And if even best practices fail to guarantee rights, what strategies might be put in place to mitigate damage done? This contribution will provide case studies as examples.   </text:p>
      <text:p text:style-name="P10"/>
      <text:p text:style-name="P10"><text:span text:style-name="T2">Claire Battershill</text:span>, “Digital Preservation in the Academy: Obstacles and Affordances”</text:p>
      <text:p text:style-name="P2"/>
      <text:p text:style-name="P2">Digital humanities projects often begin with specific scholarly goals in mind, whether these goals are editorial, theoretical, archival, or methodological. As project teams devise digital methods for exploring humanistic questions, they are often confronted with challenges and opportunities they would not have encountered were they writing a single-author monograph or creating a print edition. One such challenge, as the Project Endings teams acknowledges, is defining the endpoint. The existence of a print publication can seem more definitive than any ending a digital project might reach. Moreover, as digital project team members move through their careers – from PhD to postdoc to demanding jobs both within and outside the academy – finding space for an ever-expanding digital project within the team members’ individual careers can be a further challenge. This discussion will focus on digital preservation as it affects researchers: their own careers, their scholarly aspirations and their collegial relationships with one another.</text:p>
      <text:p text:style-name="P22"/>
      <text:p text:style-name="P2"><text:span text:style-name="T2">James McGrath</text:span>, “Team Building and Collaboration in the Digital Humanities” </text:p>
      <text:p text:style-name="P5"/>
      <text:p text:style-name="P2">The labour intensive nature of most DH projects entails working with large teams that include different types of personnel: student research assistants and librarians work alongside faculty members, and members of communities beyond academic contexts have been collaborators on projects invested in their particular needs and interests. </text:p>
      <text:p text:style-name="P6"/>
      <text:p text:style-name="P2">The initial cadre of RAs will almost certainly change, so how should these temporary team members be integrated into the project, and how should their contributions be recognized and rewarded? What ethical considerations surround the use of contingent labour, especially if the project is unable to maintain stable funding over its active life?</text:p>
      <text:p text:style-name="P6"/>
      <text:p text:style-name="P2">What are the challenges for academics and librarians working together? How are technical choices negotiated among team members? What special care must be taken when members of the public contribute to DH projects? How do we ensure that we are doing work that they value, that they are invested in as audiences, contributors, collaborators? All of these questions affect long-term viability.</text:p>
      <text:p text:style-name="P2"/>
      <text:p text:style-name="P8"><text:soft-page-break/></text:p>
      <text:p text:style-name="P2"><text:span text:style-name="T2">Janet Marontate</text:span>, “Documentation, an Essential Component of Digital Preservation” </text:p>
      <text:p text:style-name="P5"/>
      <text:p text:style-name="P2">Colleagues can retire, become ill or otherwise disappear; research assistants will inevitably move on. Technology becomes obsolete. It may seem obvious that failure to document fully the work of all collaborators will lead to problems for digital projects, but this contribution will explore that truism in the context of best—and worst—practices in metadata creation, documentation write-up, and the treatment of various types of digital media. </text:p>
      <text:p text:style-name="P5"/>
      <text:p text:style-name="P2">How are decisions made about what to document and how documentation should be done, taking into account the context of a given project? What are the implications of such decisions for long-term maintenance? How is documentation complicated in media other than print, such as sound? Perhaps most important, how is credit attributed among team members? </text:p>
      <text:p text:style-name="P2"/>
      <text:p text:style-name="P10"><text:span text:style-name="T2">Jessica Otis</text:span>, “Follow the Money” </text:p>
      <text:p text:style-name="P5"/>
      <text:p text:style-name="P2">While digital humanities projects can be undertaken with free software and whatever time a scholar already has to hand, larger more collaborative projects generally need additional resources. The availability and sustainability of funding as project needs change over time, along with funders’ agendas, can influence project teams’ decisions about the direction a project will take, who leads it, who can contribute to it, what technology supports it, on what servers it is hosted, if and when it can be updated, as well as if and where it will be preserved.</text:p>
      <text:p text:style-name="P2"> </text:p>
      <text:p text:style-name="P2">Not considering the implications of the financial support received can be detrimental to both the project and the researchers involved. Seeking funding should become part of wider strategies that enable the formation of mutually beneficial relationships, promising avenues of research, and sustainable revenue streams, rather than a time sink that explodes a project’s scope in ways that undermine the project. </text:p>
      <text:p text:style-name="P5"/>
      <text:p text:style-name="P10"><text:span text:style-name="T2">Nicholas Thieberger</text:span>, “Institutions and Research Infrastructure ”</text:p>
      <text:p text:style-name="P5"/>
      <text:p text:style-name="P2">Universities, granting agencies, cultural agencies and national policy makers share with researchers the responsibility for long-term digital preservation. Preservation can truly be guaranteed only when best practices on the part of individual scholars are met with national and, ideally, international commitments to provide robust infrastructure.</text:p>
      <text:p text:style-name="P5"/>
      <text:p text:style-name="P2">Researchers need to make sure that technologies are up to date. University libraries should maintain repositories that can archive primary records (media and text). Universities must build cooperative infrastructure among themselves, and all institutions should contribute and conform to international standards for digital preservation. Granting agencies need to provide funding specifically for archiving that doesn’t take from the performance of basic research.</text:p>
      <text:p text:style-name="P5"/>
      <text:p text:style-name="P2">How can we as scholars help develop a system where all of these instances work together to form an ecosystem that works across disciplines, serving students and local communities, as well as national and international research?</text:p>
      <text:p text:style-name="P2"/>
      <text:p text:style-name="P10"><text:soft-page-break/><text:span text:style-name="T2">Constance Crompton</text:span>, “Data Preparation: Striving to Balance Sustainability and Innovation” </text:p>
      <text:p text:style-name="P10"/>
      <text:p text:style-name="P2">The tide is shifting in research data management and preservation. There is a move away from innovation-only funding opportunities, but as yet, few funding streams are available to maintain the digital scholarship whose development has been grant funded. This contribution outlines the process of data preparation in the Lesbian and Gay Liberation in Canada project starting in 2013, in the face of funding guidelines that favoured, at the time, novelty over long-term preservation. Much has changed in research data management in the intervening years, with the balance shifting toward data management plans and the adoption of standards. This article will invite a discussion of best practices for meeting funder requirements while planning for a project whose long-term maintenance may not have financial or institutional support. </text:p>
      <text:p text:style-name="P10"/>
      <text:p text:style-name="P10"><text:span text:style-name="T4">James Cummings</text:span>, <text:span text:style-name="T3">“Adventures in Hosting and Storage” </text:span></text:p>
      <text:p text:style-name="P5"/>
      <text:p text:style-name="P10"><text:span text:style-name="T3">To avoid fragility, digital projects require stable hosting, regular maintenance, and backup; to avoid disappearing, they need proper archiving. This </text:span>contribution<text:span text:style-name="T3"> will consider some of the problems that can—and have—occurred in </text:span>four key areas. (1) <text:span text:style-name="T1">Hosting</text:span> problems include <text:span text:style-name="T3">an unexpected change of platform; the disappearance of servers; </text:span>personal hosting by the researcher, without institutional support; and the challenges for an institution hosting a project whose leader has left. (2) <text:span text:style-name="T1">Maintenance</text:span> problems arise when a project relies on individual rather than institutional infrastructure, when a project is orphaned within an institution, and when basic software and hardware updates and security patches are not done. (3) <text:span text:style-name="T1">Backup</text:span> problems arise when materials cannot be backed up for legal reasons; when there are no physical, archival copies of data alongside the digital copies; when location of backups is insecure or unknown; and when a closed repository limits access. (4) <text:span text:style-name="T1">Long-term storage</text:span> becomes a problem when bad technical choices (such as file-format selection) have been made along the way, when a project’s focus on interface or functionality (e.g., search functions) slows or paralyzes storage of essential data, and when data is stored in only one place. </text:p>
      <text:p text:style-name="P22"/>
      <text:p text:style-name="P22"><text:span text:style-name="T7">Article</text:span></text:p>
      <text:p text:style-name="Standard"><text:span text:style-name="T2">Martin Holmes and Joseph Takeda</text:span>, “Future-proof Digital Editions: A Practical Guide”</text:p>
      <text:p text:style-name="P2"/>
      <text:p text:style-name="P2">The Endings Project has developed a rigorous technical methodology that we argue best ensures the longevity and sustainability of digital resources. Our concrete method allows for preservation of the custom web applications upon which most of digital projects depend by creating “static websites,” which are comprised of a large number of static files with substantial duplication and built using only technologies with a reliable long-term future. Hypertext Markup Language (HTML), Cascading Style Sheets (CSS), and Javascript (JS) are excellent candidates for long-term usability; all three are managed by well-funded standards bodies, with a history of slow but steady evolution and standardization, and all have universal support across computing browsers and platforms. The combination of HTML5, CSS, and JS promises to be the most robust and successful combination of web technologies yet, especially for digital editions and text collections. </text:p>
      <text:p text:style-name="P2"/>
      <text:p text:style-name="P2">Drawing on our work on “ending” the five flagship Endings projects, this article outlines the practical steps for projects to apply the five categories of Endings Principles for Digital Longevity—Data, Products, Processing, Documentation, and Release Management—to their own projects. Each set of principles is accompanied with a statement of justification, the technical implications of adopting the principles, and the actions that projects can take to move closer to compliance with the principles.</text:p>
      <text:p text:style-name="Standard"/>
      <text:p text:style-name="Standard"><text:span text:style-name="T7">Research Report</text:span></text:p>
      <text:p text:style-name="P9"/>
      <text:p text:style-name="P10"><text:span text:style-name="T2">Emily Comeau</text:span>, “The Project Endings Interviews”</text:p>
      <text:p text:style-name="P10"/>
      <text:p text:style-name="Standard">The Endings survey and interviews followed constructivist grounded theory approach, using elements of both narrative inquiry and phenomenology to understand and interpret the experiences of interview participants. In a constructivist grounded theory (CGT) approach, the role of the researcher is to co-construct meaning with participants (through interviews), and then to reconstruct and interpret meaning from the data. In this way, the researchers are also participants in the study. This report discusses the methodology behind the Endings approach and discusses the results of the online survey and interview results that led to the collaborative symposium.</text:p>
      <text:p text:style-name="Standard"/>
      <text:p text:style-name="Standard"><text:soft-page-break/><text:span text:style-name="T7">Annotated Bibliography</text:span></text:p>
      <text:p text:style-name="P11"/>
      <text:p text:style-name="Standard"><text:span text:style-name="T2"><office:annotation office:name="__Annotation__158_1714593236"><dc:creator>Janelle Jenstad</dc:creator><dc:date>2019-07-27T20:57:36</dc:date><text:p><text:span text:style-name="T10">+ccarlin2167@gmail.com: Whether or not you contribute anything more, I think you need to be a co-author on the Annotated Bibliography because you've done so much of the compiling and organizing of our list.</text:span></text:p><text:p><text:span text:style-name="T10">_Assigned to Claire Carlin_</text:span></text:p></office:annotation></text:span><text:span text:style-name="T2">Claire Carlin, </text:span><office:annotation-end office:name="__Annotation__158_1714593236"/><text:span text:style-name="T2">Martin Holmes, J. Matthew Huculak, and Janelle Jenstad</text:span></text:p>
      <text:p text:style-name="Standard"/>
      <text:p text:style-name="Standard">Project Endings began life as an annotated bibliography and evolved into a full-scale project when it became apparent that the literature asked many questions but offered few answers. We propose to expand this bibliography with literature up to the date of the symposium, grouping the articles into the following categories: “Early Warnings,” “Stories of Loss,” “Project Design and Management,” “Archiving and Preservation,” and “Techniques and Technicalities.” We will use as keywords the eight areas of focus for the symposium: Data and Outputs; Hosting, Backup, and Storage; Legal Rights and Access; Documentation and Metadata; Funding; Team/Collaboration; Institutions and Infrastructure; and Scholarly/Academic Issues. If <text:span text:style-name="T1">DHQ</text:span> can accommodate a sortable table, we can present the bibliography in searchable and variously sortable ways.</text:p>
      <text:p text:style-name="P8"/>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text-align="start" style:justify-single-word="false" fo:text-indent="-0.3in" style:auto-text-indent="false"/>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80" meta:word-count="2453" meta:character-count="16650" meta:non-whitespace-character-count="14277"/>
    <meta:generator>LibreOfficeDev/6.0.5.2$Linux_X86_64 LibreOffice_project/</meta:generator>
  </office:meta>
</office:document-meta>
</file>